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cea" officeooo:paragraph-rsid="00181cea"/>
    </style:style>
    <style:style style:name="P2" style:family="paragraph" style:parent-style-name="Standard">
      <style:paragraph-properties fo:text-align="center" style:justify-single-word="false"/>
      <style:text-properties officeooo:rsid="00181cea" officeooo:paragraph-rsid="00181cea"/>
    </style:style>
    <style:style style:name="P3" style:family="paragraph" style:parent-style-name="Standard">
      <style:text-properties officeooo:rsid="00181cea" officeooo:paragraph-rsid="0018fb4c"/>
    </style:style>
    <style:style style:name="P4" style:family="paragraph" style:parent-style-name="Standard">
      <style:text-properties officeooo:rsid="0018fb4c" officeooo:paragraph-rsid="0019b2c3"/>
    </style:style>
    <style:style style:name="P5" style:family="paragraph" style:parent-style-name="Standard">
      <style:text-properties officeooo:rsid="0019b2c3" officeooo:paragraph-rsid="0019b2c3"/>
    </style:style>
    <style:style style:name="P6" style:family="paragraph" style:parent-style-name="Standard">
      <style:text-properties officeooo:rsid="0019b2c3" officeooo:paragraph-rsid="001bb1bc"/>
    </style:style>
    <style:style style:name="P7" style:family="paragraph" style:parent-style-name="Standard">
      <style:text-properties officeooo:rsid="001bb1bc" officeooo:paragraph-rsid="001bb1bc"/>
    </style:style>
    <style:style style:name="P8" style:family="paragraph" style:parent-style-name="Standard">
      <style:text-properties officeooo:rsid="001bb1bc" officeooo:paragraph-rsid="001bd930"/>
    </style:style>
    <style:style style:name="P9" style:family="paragraph" style:parent-style-name="Standard">
      <style:text-properties officeooo:rsid="001bd930" officeooo:paragraph-rsid="001bd930"/>
    </style:style>
    <style:style style:name="P10" style:family="paragraph" style:parent-style-name="Standard">
      <style:text-properties officeooo:rsid="001da563" officeooo:paragraph-rsid="001da563"/>
    </style:style>
    <style:style style:name="P11" style:family="paragraph" style:parent-style-name="Standard">
      <style:text-properties officeooo:rsid="001da563" officeooo:paragraph-rsid="001f4ebf"/>
    </style:style>
    <style:style style:name="P12" style:family="paragraph" style:parent-style-name="Standard">
      <style:text-properties officeooo:rsid="001da563" officeooo:paragraph-rsid="0020991a"/>
    </style:style>
    <style:style style:name="P13" style:family="paragraph" style:parent-style-name="Standard">
      <style:text-properties officeooo:rsid="001f4ebf" officeooo:paragraph-rsid="001f4ebf"/>
    </style:style>
    <style:style style:name="P14" style:family="paragraph" style:parent-style-name="Standard">
      <style:text-properties officeooo:rsid="0020991a" officeooo:paragraph-rsid="0020991a"/>
    </style:style>
    <style:style style:name="P15" style:family="paragraph" style:parent-style-name="Standard">
      <style:text-properties officeooo:rsid="0020991a" officeooo:paragraph-rsid="00214038"/>
    </style:style>
    <style:style style:name="P16" style:family="paragraph" style:parent-style-name="Standard">
      <style:text-properties officeooo:rsid="00214038" officeooo:paragraph-rsid="00214038"/>
    </style:style>
    <style:style style:name="P17" style:family="paragraph" style:parent-style-name="Standard">
      <style:text-properties officeooo:rsid="0022a84b" officeooo:paragraph-rsid="0022a84b"/>
    </style:style>
    <style:style style:name="T1" style:family="text">
      <style:text-properties officeooo:rsid="0018dbc2"/>
    </style:style>
    <style:style style:name="T2" style:family="text">
      <style:text-properties officeooo:rsid="0018fb4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8fb4c"/>
    </style:style>
    <style:style style:name="T5" style:family="text">
      <style:text-properties style:text-position="sub 58%" officeooo:rsid="001bb1bc"/>
    </style:style>
    <style:style style:name="T6" style:family="text">
      <style:text-properties officeooo:rsid="0019b2c3"/>
    </style:style>
    <style:style style:name="T7" style:family="text">
      <style:text-properties officeooo:rsid="001bb1bc"/>
    </style:style>
    <style:style style:name="T8" style:family="text">
      <style:text-properties officeooo:rsid="001bd930"/>
    </style:style>
    <style:style style:name="T9" style:family="text">
      <style:text-properties officeooo:rsid="001f170c"/>
    </style:style>
    <style:style style:name="T10" style:family="text">
      <style:text-properties officeooo:rsid="001f4ebf"/>
    </style:style>
    <style:style style:name="T11" style:family="text">
      <style:text-properties officeooo:rsid="0020991a"/>
    </style:style>
    <style:style style:name="T12" style:family="text">
      <style:text-properties officeooo:rsid="00214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oss Argument<text:line-break/>Asymmetric Path Notation</text:p>
      <text:p text:style-name="P2">by Sven Nilsen, 2017</text:p>
      <text:p text:style-name="P1"/>
      <text:p text:style-name="P1">Sometimes it is useful to convert functions to <text:span text:style-name="T1">a different form. For example, one argument can be split into two, two arguments can be merged into one, or two arguments can be swapped.</text:span></text:p>
      <text:p text:style-name="P1"/>
      <text:p text:style-name="P4">Cross argument asymmetric path notation allows <text:span text:style-name="T6">two arguments of type ` </text:span>b ⨯ c<text:span text:style-name="T6">` become merged into a type `</text:span>bc<text:span text:style-name="T6">`. This is possible because it is the natural way of interpreting a path when the types do no match one-to-one:</text:span></text:p>
      <text:p text:style-name="P1"/>
      <text:p text:style-name="P1"><text:tab/><text:span text:style-name="T2">f: a ⨯ b ⨯ c → a</text:span></text:p>
      <text:p text:style-name="P1"/>
      <text:p text:style-name="P1"><text:tab/><text:span text:style-name="T2">g</text:span><text:span text:style-name="T4">0</text:span><text:span text:style-name="T2">: a → a</text:span></text:p>
      <text:p text:style-name="P1"/>
      <text:p text:style-name="P1"><text:tab/><text:span text:style-name="T2">g</text:span><text:span text:style-name="T4">1</text:span><text:span text:style-name="T2">: b ⨯ c → bc</text:span></text:p>
      <text:p text:style-name="P1"/>
      <text:p text:style-name="P1"><text:tab/><text:span text:style-name="T2">g</text:span><text:span text:style-name="T4">2</text:span><text:span text:style-name="T2">: a → a</text:span></text:p>
      <text:p text:style-name="P1"/>
      <text:p text:style-name="P3"><text:tab/><text:span text:style-name="T2">f[g</text:span><text:span text:style-name="T4">0</text:span><text:span text:style-name="T2"> ⨯ g</text:span><text:span text:style-name="T4">1</text:span><text:span text:style-name="T2"> → g</text:span><text:span text:style-name="T4">2</text:span><text:span text:style-name="T2">]: a ⨯ bc → a</text:span></text:p>
      <text:p text:style-name="P3"/>
      <text:p text:style-name="P5">In Nilsen cartesian product notation, you can <text:span text:style-name="T7">infer the types of the function product as long only merging is used</text:span>:</text:p>
      <text:p text:style-name="P5"/>
      <text:p text:style-name="P6"><text:tab/><text:span text:style-name="T2">f: a ⨯ b ⨯ c → a</text:span></text:p>
      <text:p text:style-name="P6"/>
      <text:p text:style-name="P5"><text:tab/><text:span text:style-name="T2">f[g</text:span><text:span text:style-name="T4">i→</text:span><text:span text:style-name="T3">n</text:span><text:span text:style-name="T2">]: a ⨯ bc → a</text:span></text:p>
      <text:p text:style-name="P5"/>
      <text:p text:style-name="P6"><text:tab/><text:span text:style-name="T7">g</text:span><text:span text:style-name="T5">in</text:span><text:span text:style-name="T7">: (a → a, <text:s/>b ⨯ c → bc, a → a)</text:span></text:p>
      <text:p text:style-name="P6"/>
      <text:p text:style-name="P7">In the case of splitting, you must use parentheses in the path type:</text:p>
      <text:p text:style-name="P7"/>
      <text:p text:style-name="P7"><text:tab/>f: <text:span text:style-name="T2">a ⨯ bc → a</text:span></text:p>
      <text:p text:style-name="P7"/>
      <text:p text:style-name="P7"><text:tab/><text:span text:style-name="T2">f[g</text:span><text:span text:style-name="T4">i→n</text:span><text:span text:style-name="T2">]: a ⨯ </text:span>(<text:span text:style-name="T2">b ⨯ c</text:span>)<text:span text:style-name="T2"> → a</text:span></text:p>
      <text:p text:style-name="P7"/>
      <text:p text:style-name="P7"><text:tab/>g<text:span text:style-name="T3">in</text:span>: (a → a, <text:s/>bc → b ⨯ c, a → a)</text:p>
      <text:p text:style-name="P7"/>
      <text:p text:style-name="P9">This is because a function always returns a single type, not an associative product type. It removes the ambiguity when the argument types of the path is read in a different way:</text:p>
      <text:p text:style-name="P9"/>
      <text:p text:style-name="P9"><text:tab/><text:span text:style-name="T7">f: a ⨯ bc → a</text:span></text:p>
      <text:p text:style-name="P8"/>
      <text:p text:style-name="P8"><text:tab/><text:span text:style-name="T2">f[g</text:span><text:span text:style-name="T4">i→n</text:span><text:span text:style-name="T2">]: (a ⨯ b) ⨯ c → a</text:span></text:p>
      <text:p text:style-name="P8"/>
      <text:p text:style-name="P8"><text:tab/>g<text:span text:style-name="T3">in</text:span>: (a → a ⨯ <text:span text:style-name="T8">b</text:span>, <text:s/>bc → c, a → a)</text:p>
      <text:p text:style-name="P9"/>
      <text:p text:style-name="P9"><text:soft-page-break/>Therefore, the number of argument in the path must be less or equal than number of arguments <text:span text:style-name="T10">of</text:span> the function. This is also consistent with the idea that a path always belong<text:span text:style-name="T9">s</text:span> to an equal or less function space, <text:span text:style-name="T10">and also makes binary functions naturally the largest function spaces.</text:span></text:p>
      <text:p text:style-name="P9"/>
      <text:p text:style-name="P10">To split an argument into two, you need to define a <text:span text:style-name="T11">replacement. Often the implementation can be automatically derived:</text:span></text:p>
      <text:p text:style-name="P10"/>
      <text:p text:style-name="P12"><text:tab/><text:span text:style-name="T7">f: a ⨯ (b ⨯ c) → a</text:span></text:p>
      <text:p text:style-name="P11"/>
      <text:p text:style-name="P13"><text:tab/>h: a <text:span text:style-name="T7">⨯ </text:span>b <text:span text:style-name="T7">⨯ </text:span>c → a</text:p>
      <text:p text:style-name="P11"/>
      <text:p text:style-name="P11"><text:tab/><text:span text:style-name="T10">h[id ⨯ pair → id] &lt;=&gt; f</text:span></text:p>
      <text:p text:style-name="P11"/>
      <text:p text:style-name="P11"><text:tab/><text:span text:style-name="T11">h = \(a, b, c) = f(a, (b, c))</text:span></text:p>
      <text:p text:style-name="P11"/>
      <text:p text:style-name="P16">Nothing prevents you from implementing a function by calling another function from a larger function space.</text:p>
      <text:p text:style-name="P11"/>
      <text:p text:style-name="P14"><text:span text:style-name="T12">The function</text:span> `pair` is defined with currying to avoid ambiguity with `id`:</text:p>
      <text:p text:style-name="P14"/>
      <text:p text:style-name="P15"><text:tab/>pair : a → b → <text:span text:style-name="T12">a ⨯ b</text:span></text:p>
      <text:p text:style-name="P14"><text:tab/>pair <text:span text:style-name="T12">x</text:span> <text:span text:style-name="T12">y</text:span> = (<text:span text:style-name="T12">x</text:span>, <text:span text:style-name="T12">y</text:span>)</text:p>
      <text:p text:style-name="P14"/>
      <text:p text:style-name="P16">To swap two arguments, you can use a `swap` function and then a split:</text:p>
      <text:p text:style-name="P16"/>
      <text:p text:style-name="P16"><text:tab/>f: <text:span text:style-name="T10">a ⨯ b ⨯ c → a</text:span></text:p>
      <text:p text:style-name="P16"/>
      <text:p text:style-name="P16"><text:tab/>f[id <text:span text:style-name="T10">⨯ </text:span>swap → id]: a <text:span text:style-name="T10">⨯ </text:span>(c <text:span text:style-name="T10">⨯ </text:span>b) → a</text:p>
      <text:p text:style-name="P16"/>
      <text:p text:style-name="P16"><text:tab/><text:span text:style-name="T10">h[id ⨯ pair → id] &lt;=&gt; </text:span>f[id <text:span text:style-name="T10">⨯ </text:span>swap → id]</text:p>
      <text:p text:style-name="P16"/>
      <text:p text:style-name="P16"><text:tab/>h: <text:span text:style-name="T10">a ⨯ </text:span>c<text:span text:style-name="T10"> ⨯ </text:span>b<text:span text:style-name="T10"> → a</text:span></text:p>
      <text:p text:style-name="P16"/>
      <text:p text:style-name="P17">The swap function is defined with currying to avoid ambiguity:</text:p>
      <text:p text:style-name="P17"/>
      <text:p text:style-name="P17"><text:tab/>swap : <text:span text:style-name="T11">a → b → </text:span>b<text:span text:style-name="T11"> ⨯ </text:span>a</text:p>
      <text:p text:style-name="P17"><text:tab/>swap x y = (y, x)</text:p>
      <text:p text:style-name="P17"/>
      <text:p text:style-name="P17">In practice, even if swapping is possible using cross argument asymmetric paths notation alone, you probably want to use a higher order function:</text:p>
      <text:p text:style-name="P17"/>
      <text:p text:style-name="P17"><text:tab/><text:span text:style-name="T12">f: a ⨯ b ⨯ c → a</text:span></text:p>
      <text:p text:style-name="P17"/>
      <text:p text:style-name="P17"><text:tab/>// Swap the first and the third argument.</text:p>
      <text:p text:style-name="P17"><text:tab/>swap_arg(0, 2, f): c<text:span text:style-name="T12"> ⨯ b ⨯ </text:span>a<text:span text:style-name="T12"> → a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01:05.392418000</meta:creation-date>
    <dc:date>2017-04-03T18:37:59.315315000</dc:date>
    <meta:editing-duration>PT3M2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3" meta:word-count="527" meta:character-count="2343" meta:non-whitespace-character-count="1827"/>
  </office:meta>
</office:document-meta>
</file>